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1b3" officeooo:paragraph-rsid="001d41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envelopar</text:p>
      <text:p text:style-name="P1"/>
      <text:p text:style-name="P1">cntrl + shift + p</text:p>
      <text:p text:style-name="P1">Emmet: Envelope com a abreviatur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0:04:55.406531022</meta:creation-date>
    <dc:date>2024-01-31T00:06:18.323193409</dc:date>
    <meta:editing-duration>PT1M24S</meta:editing-duration>
    <meta:editing-cycles>1</meta:editing-cycles>
    <meta:document-statistic meta:table-count="0" meta:image-count="0" meta:object-count="0" meta:page-count="1" meta:paragraph-count="3" meta:word-count="12" meta:character-count="64" meta:non-whitespace-character-count="55"/>
    <meta:generator>LibreOffice/7.3.7.2$Linux_X86_64 LibreOffice_project/30$Build-2</meta:generator>
  </office:meta>
</office:document-meta>
</file>